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0f80" officeooo:paragraph-rsid="00000f80"/>
    </style:style>
    <style:style style:name="P2" style:family="paragraph" style:parent-style-name="Standard">
      <style:text-properties officeooo:rsid="00000f80" officeooo:paragraph-rsid="0001f9b5"/>
    </style:style>
    <style:style style:name="P3" style:family="paragraph" style:parent-style-name="Standard">
      <style:text-properties officeooo:rsid="0001f9b5" officeooo:paragraph-rsid="0001f9b5"/>
    </style:style>
    <style:style style:name="P4" style:family="paragraph" style:parent-style-name="Standard">
      <style:text-properties officeooo:rsid="0001f9b5" officeooo:paragraph-rsid="0003f88d"/>
    </style:style>
    <style:style style:name="P5" style:family="paragraph" style:parent-style-name="Standard">
      <style:text-properties officeooo:rsid="0001f9b5" officeooo:paragraph-rsid="00000f80"/>
    </style:style>
    <style:style style:name="P6" style:family="paragraph" style:parent-style-name="Standard">
      <style:text-properties fo:font-weight="bold" officeooo:rsid="0001f9b5" officeooo:paragraph-rsid="0001f9b5" style:font-weight-asian="bold" style:font-weight-complex="bold"/>
    </style:style>
    <style:style style:name="P7" style:family="paragraph" style:parent-style-name="Standard">
      <style:text-properties fo:font-weight="bold" officeooo:rsid="0001f9b5" officeooo:paragraph-rsid="0003f88d" style:font-weight-asian="bold" style:font-weight-complex="bold"/>
    </style:style>
    <style:style style:name="P8" style:family="paragraph" style:parent-style-name="Standard">
      <style:text-properties fo:font-weight="bold" officeooo:rsid="0003f88d" officeooo:paragraph-rsid="0003f88d" style:font-weight-asian="bold" style:font-weight-complex="bold"/>
    </style:style>
    <style:style style:name="P9" style:family="paragraph" style:parent-style-name="Standard">
      <style:text-properties officeooo:rsid="0003f88d" officeooo:paragraph-rsid="0001f9b5"/>
    </style:style>
    <style:style style:name="P10" style:family="paragraph" style:parent-style-name="Standard">
      <style:text-properties officeooo:rsid="0003f88d" officeooo:paragraph-rsid="0003f88d"/>
    </style:style>
    <style:style style:name="P11" style:family="paragraph" style:parent-style-name="Standard">
      <style:text-properties fo:color="#c9211e" loext:opacity="100%" fo:font-weight="bold" officeooo:rsid="0003f88d" officeooo:paragraph-rsid="0003f88d" style:font-weight-asian="bold" style:font-weight-complex="bold"/>
    </style:style>
    <style:style style:name="P12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03f88d" officeooo:paragraph-rsid="0003f88d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000f80" officeooo:paragraph-rsid="00000f80" style:font-weight-asian="bold" style:font-weight-complex="bold"/>
    </style:style>
    <style:style style:name="P14" style:family="paragraph" style:parent-style-name="Standard">
      <style:text-properties fo:font-weight="normal" officeooo:rsid="0001f9b5" officeooo:paragraph-rsid="0003f88d" style:font-weight-asian="normal" style:font-weight-complex="normal"/>
    </style:style>
    <style:style style:name="P15" style:family="paragraph" style:parent-style-name="Standard">
      <style:text-properties officeooo:rsid="000f3974" officeooo:paragraph-rsid="0003f88d"/>
    </style:style>
    <style:style style:name="P16" style:family="paragraph" style:parent-style-name="Standard">
      <style:text-properties officeooo:rsid="00113557" officeooo:paragraph-rsid="0003f88d"/>
    </style:style>
    <style:style style:name="P17" style:family="paragraph" style:parent-style-name="Standard">
      <style:text-properties officeooo:rsid="0005dcb1" officeooo:paragraph-rsid="0005dcb1"/>
    </style:style>
    <style:style style:name="P18" style:family="paragraph" style:parent-style-name="Standard">
      <style:text-properties fo:font-weight="bold" officeooo:rsid="0003f88d" officeooo:paragraph-rsid="0003f88d" style:font-weight-asian="bold" style:font-weight-complex="bold"/>
    </style:style>
    <style:style style:name="P19" style:family="paragraph" style:parent-style-name="Standard">
      <style:text-properties fo:font-weight="bold" officeooo:rsid="001ddb3c" officeooo:paragraph-rsid="0003f88d" style:font-weight-asian="bold" style:font-weight-complex="bold"/>
    </style:style>
    <style:style style:name="P20" style:family="paragraph" style:parent-style-name="Standard">
      <style:text-properties fo:font-weight="bold" officeooo:rsid="001b66c1" officeooo:paragraph-rsid="0003f88d" style:font-weight-asian="bold" style:font-weight-complex="bold"/>
    </style:style>
    <style:style style:name="P21" style:family="paragraph" style:parent-style-name="Standard">
      <style:text-properties fo:font-weight="bold" officeooo:rsid="00113557" officeooo:paragraph-rsid="0003f88d" style:font-weight-asian="bold" style:font-weight-complex="bold"/>
    </style:style>
    <style:style style:name="P22" style:family="paragraph" style:parent-style-name="Standard">
      <style:text-properties fo:font-weight="bold" officeooo:rsid="0012db13" officeooo:paragraph-rsid="0003f88d" style:font-weight-asian="bold" style:font-weight-complex="bold"/>
    </style:style>
    <style:style style:name="P23" style:family="paragraph" style:parent-style-name="Standard">
      <style:text-properties fo:font-weight="bold" officeooo:rsid="0001f9b5" officeooo:paragraph-rsid="0003f88d" style:font-weight-asian="bold" style:font-weight-complex="bold"/>
    </style:style>
    <style:style style:name="P24" style:family="paragraph" style:parent-style-name="Standard">
      <style:paragraph-properties fo:break-before="page"/>
      <style:text-properties fo:color="#c9211e" loext:opacity="100%" fo:font-weight="bold" officeooo:rsid="0003f88d" officeooo:paragraph-rsid="0003f88d" style:font-weight-asian="bold" style:font-weight-complex="bold"/>
    </style:style>
    <style:style style:name="P25" style:family="paragraph" style:parent-style-name="Standard">
      <style:text-properties fo:font-weight="normal" officeooo:rsid="0003f88d" officeooo:paragraph-rsid="0003f88d" style:font-weight-asian="normal" style:font-weight-complex="normal"/>
    </style:style>
    <style:style style:name="P26" style:family="paragraph" style:parent-style-name="Standard">
      <style:text-properties officeooo:rsid="0003f88d" officeooo:paragraph-rsid="0003f88d"/>
    </style:style>
    <style:style style:name="T1" style:family="text">
      <style:text-properties officeooo:rsid="0000b273"/>
    </style:style>
    <style:style style:name="T2" style:family="text">
      <style:text-properties officeooo:rsid="0001f9b5"/>
    </style:style>
    <style:style style:name="T3" style:family="text">
      <style:text-properties officeooo:rsid="000cdc30"/>
    </style:style>
    <style:style style:name="T4" style:family="text">
      <style:text-properties officeooo:rsid="00026b64"/>
    </style:style>
    <style:style style:name="T5" style:family="text">
      <style:text-properties officeooo:rsid="0003f88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3f88d" style:font-weight-asian="bold" style:font-weight-complex="bold"/>
    </style:style>
    <style:style style:name="T8" style:family="text">
      <style:text-properties fo:font-weight="bold" officeooo:rsid="001b66c1" style:font-weight-asian="bold" style:font-weight-complex="bold"/>
    </style:style>
    <style:style style:name="T9" style:family="text">
      <style:text-properties fo:font-weight="bold" officeooo:rsid="0012db13" style:font-weight-asian="bold" style:font-weight-complex="bold"/>
    </style:style>
    <style:style style:name="T10" style:family="text">
      <style:text-properties officeooo:rsid="0005dc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KRANLAR</text:p>
      <text:p text:style-name="P8"/>
      <text:p text:style-name="P11">KAYIT ERKANLARI</text:p>
      <text:p text:style-name="P11"/>
      <text:p text:style-name="P13">Öğrenci <text:span text:style-name="T2">İlk </text:span>Kayıt Ekranı – K1</text:p>
      <text:p text:style-name="P5"/>
      <text:p text:style-name="P2">Öğrenci No: <text:span text:style-name="T1">AK-6 </text:span></text:p>
      <text:p text:style-name="P2">sistem tarafından verilecektir (sistematik : <text:span text:style-name="T10">sistem kullanıcıların gösterirken ön takısı </text:span>Güzellik ise G ile başlayacak; berberlik ise B, Kuaförlük ise K, Tırnak ise T, Masaj ise M ile, sonra da öğrenci kodu gelecektir. Örnek : T1425, G1530 gibi)</text:p>
      <text:p text:style-name="P2"/>
      <text:p text:style-name="P1">Öğrenci Adı : <text:span text:style-name="T1">AK-7</text:span></text:p>
      <text:p text:style-name="P1">Öğrenci Soyadı : <text:s/><text:span text:style-name="T1">AK-8</text:span></text:p>
      <text:p text:style-name="P1">Öğrenci Uyruğu : <text:span text:style-name="T1">AK-12</text:span></text:p>
      <text:p text:style-name="P1">Öğrenci Pasaport No. <text:span text:style-name="T1">AK-5</text:span></text:p>
      <text:p text:style-name="P1">Öğrenci Kimlik No. <text:span text:style-name="T1">AK-4</text:span></text:p>
      <text:p text:style-name="P1">Öğrenci Tel. 1 <text:span text:style-name="T1">AK-16</text:span></text:p>
      <text:p text:style-name="P1">Öğrenci Tel. 2 <text:span text:style-name="T1">AK-41</text:span></text:p>
      <text:p text:style-name="P1">Öğrenci Tel. 3 : <text:s text:c="2"/><text:span text:style-name="T1">AK-42</text:span></text:p>
      <text:p text:style-name="P1">Öğrenci Eposta: <text:span text:style-name="T1">AK-18</text:span></text:p>
      <text:p text:style-name="P1">Öğrenci KKTC Adres : <text:span text:style-name="T1">AK-17</text:span></text:p>
      <text:p text:style-name="P1">Öğrenci Notlar: <text:span text:style-name="T1">AK-43</text:span></text:p>
      <text:p text:style-name="P1">Öğrenci Anne Adı: <text:span text:style-name="T1">AK-9</text:span></text:p>
      <text:p text:style-name="P1">Öğrenci Baba Adı : <text:s/><text:span text:style-name="T1">AK-10</text:span></text:p>
      <text:p text:style-name="P1">Öğrenci Cinsiyet : <text:span text:style-name="T1">AK-11</text:span></text:p>
      <text:p text:style-name="P1">Öğrenci Kan grubu : <text:s/><text:span text:style-name="T1">AK-13</text:span></text:p>
      <text:p text:style-name="P1">Öğrenci Doğum yeri : <text:span text:style-name="T1">AK-14</text:span></text:p>
      <text:p text:style-name="P3">Doğum tarihi : AK-15</text:p>
      <text:p text:style-name="P3">Tel No.: AK-16</text:p>
      <text:p text:style-name="P3">KKTC Beyan edilen adres : AK-17</text:p>
      <text:p text:style-name="P3">Eposta : AK-18</text:p>
      <text:p text:style-name="P3">Statü : AK-20 (listeden seçilecek) </text:p>
      <text:p text:style-name="P3">Öğrencilik (hakkı) başlangıç tarihi : AK-21 </text:p>
      <text:p text:style-name="P3">Öğrencilik (hakkı) bitiş tarihi : AK-22 </text:p>
      <text:p text:style-name="P3">Ayrılmış ise tarihi : AK-26 </text:p>
      <text:p text:style-name="P3">Ayrılmış ise nedeni : AK-27 (listeden seçilecek) </text:p>
      <text:p text:style-name="P3">Öğrenci <text:span text:style-name="T3">KAYITTARIHI : </text:span>AK-28</text:p>
      <text:p text:style-name="P3">KAYIT YILI <text:s/>: AK-29 (Def. Value değişecek ama şu anda “2022-23”)</text:p>
      <text:p text:style-name="P3">KAYIT DONEMI : AK-30 (Def. Value değişecek ama şu anda “2”)</text:p>
      <text:p text:style-name="P3">Tel No.2 : AK-41 </text:p>
      <text:p text:style-name="P3">Tel No. 3 : AK-42</text:p>
      <text:p text:style-name="P3">Notlar : AK-43</text:p>
      <text:p text:style-name="P1"/>
      <text:p text:style-name="P1"><text:span text:style-name="T2">Not : </text:span>Öğrencinin her bir mesleki yeterlilik içim ayrı bir dosyası olacaktır. </text:p>
      <text:p text:style-name="P3">Not2 : İlk kayıttan sonra öğrencinin durumu Aktif =1 olarak AK-44 işlenecektir.</text:p>
      <text:p text:style-name="P3"/>
      <text:p text:style-name="P4"/>
      <text:p text:style-name="P8">Ekran K2:</text:p>
      <text:p text:style-name="P10">Öğrenci Ders Tanımlama ekranı</text:p>
      <text:p text:style-name="P10"/>
      <text:p text:style-name="P8">Ekran K3</text:p>
      <text:p text:style-name="P19">Öğretmen tanımlama ekranı</text:p>
      <text:p text:style-name="P19"><text:soft-page-break/></text:p>
      <text:p text:style-name="P8">Ekran K4:</text:p>
      <text:p text:style-name="P8">Dönem Tanımlama ekranı</text:p>
      <text:p text:style-name="P8"/>
      <text:p text:style-name="P8">Ekran K5:</text:p>
      <text:p text:style-name="P8">Sınıf tanımlama Ekranı</text:p>
      <text:p text:style-name="P8"/>
      <text:p text:style-name="P8">Ekran K6:</text:p>
      <text:p text:style-name="P8">İç Denetim Kayıt Ekranı</text:p>
      <text:p text:style-name="P8"/>
      <text:p text:style-name="P8">Ekran K7:</text:p>
      <text:p text:style-name="P8">diploma kayıt ve teslim tutanak çıktı ekranı</text:p>
      <text:p text:style-name="P8"/>
      <text:p text:style-name="P8">Ekran K8:</text:p>
      <text:p text:style-name="P8">Tamamlanan Dersler Kayıt Ekranı</text:p>
      <text:p text:style-name="P8"/>
      <text:p text:style-name="P8">Ekran K9:</text:p>
      <text:p text:style-name="P15"><text:span text:style-name="T6">Her bir öğrenci için fatura </text:span><text:span text:style-name="T8">kaydı giriş</text:span></text:p>
      <text:p text:style-name="P20"/>
      <text:p text:style-name="P8">Ekran K10:</text:p>
      <text:p text:style-name="P15"><text:span text:style-name="T6">Her bir öğrenci için tahsilat </text:span><text:span text:style-name="T8">kaydı giriş</text:span></text:p>
      <text:p text:style-name="P20"/>
      <text:p text:style-name="P8">Ekran K11:</text:p>
      <text:p text:style-name="P21">iç denetim kaydı girme ekranı </text:p>
      <text:p text:style-name="P21"/>
      <text:p text:style-name="P8">Ekran K12:</text:p>
      <text:p text:style-name="P16"><text:span text:style-name="T6">teo</text:span><text:span text:style-name="T9">r</text:span><text:span text:style-name="T6">ik sınav sonucu girme ekranı </text:span></text:p>
      <text:p text:style-name="P21"/>
      <text:p text:style-name="P8">Ekran K13:</text:p>
      <text:p text:style-name="P22">Öğrenci cari hs indirim ekranı </text:p>
      <text:p text:style-name="P8"/>
      <text:p text:style-name="P8">Ekran K14:</text:p>
      <text:p text:style-name="P8">İlişik Kesme Ekranı</text:p>
      <text:p text:style-name="P4"/>
      <text:p text:style-name="P6">Ekran – <text:span text:style-name="T4">K1</text:span><text:span text:style-name="T5">5</text:span></text:p>
      <text:p text:style-name="P3">Öğrenci bilgi Değiştirme ekranı</text:p>
      <text:p text:style-name="P3"/>
      <text:p text:style-name="P3">Öğrenci <text:span text:style-name="T5">K1 </text:span>ekranı aynen çıkartılacak. Öğrenci kodu hariç tüm bilgiler değiştirilebilecektir. Tüm değişiklikler ayrı bir ‘değişiklik takip’ tablosunda da kaydedileecektir veya eski bilgiler bu tabloyua kaydedilecektir.)</text:p>
      <text:p text:style-name="P3"/>
      <text:p text:style-name="P6">Ekran – <text:span text:style-name="T4">K1</text:span><text:span text:style-name="T5">6</text:span></text:p>
      <text:p text:style-name="P3">Öğrenci Durum güncelleme ekranı : </text:p>
      <text:p text:style-name="P3">Öğrenci Kodu AK-6 sorulacak ve yalnızca AK-43, AK-44 ve AK-21, AK-22, AK-26, AK-27’nın değiştirilebileceği ekran. </text:p>
      <text:p text:style-name="P3"/>
      <text:p text:style-name="P17">K19<text:tab/>davet mektubu oluşturm/güncelleme </text:p>
      <text:p text:style-name="P17">sadece AK20 farklı olacak şekilde kayıt alınacak. Ak21,22,28 kontrol edilecek.</text:p>
      <text:p text:style-name="P9"/>
      <text:p text:style-name="P10"/>
      <text:p text:style-name="P10"/>
      <text:p text:style-name="P10"/>
      <text:p text:style-name="P24">RAPOR EKRANLARI</text:p>
      <text:p text:style-name="P7"/>
      <text:p text:style-name="P4"><text:span text:style-name="T6">Ekran – </text:span><text:span text:style-name="T7">R1</text:span></text:p>
      <text:p text:style-name="P25">R1. Sınıftaki öğrenciler raporu</text:p>
      <text:p text:style-name="P14"/>
      <text:p text:style-name="P8">Ekran – R2</text:p>
      <text:p text:style-name="P25">R2. Faal Öğrenciler Raporu</text:p>
      <text:p text:style-name="P14"/>
      <text:p text:style-name="P8">Ekran – R3</text:p>
      <text:p text:style-name="P25">R3. Toplam cari bakiyeli öğrenciler raporu</text:p>
      <text:p text:style-name="P14"/>
      <text:p text:style-name="P8">Ekran – R4</text:p>
      <text:p text:style-name="P25">R4. Her bir sınıf için cari bakiyeli öğrenciler raporu</text:p>
      <text:p text:style-name="P14"/>
      <text:p text:style-name="P8">Ekran – R5</text:p>
      <text:p text:style-name="P25">R5. Vadesi geçmiş alacaklar raporu</text:p>
      <text:p text:style-name="P14"/>
      <text:p text:style-name="P8">Ekran – R6</text:p>
      <text:p text:style-name="P14">R6. Öğrenci Mevcut durum raporu (akademik+cari hesap; loglar dahil)</text:p>
      <text:p text:style-name="P14"/>
      <text:p text:style-name="P4"><text:span text:style-name="T6">Ekran – </text:span><text:span text:style-name="T7">R7</text:span></text:p>
      <text:p text:style-name="P4">Raporlama : </text:p>
      <text:p text:style-name="P4">Öğrenci dosyası güncelleme görüntüleme </text:p>
      <text:p text:style-name="P4">Öğrenci Kodu AK-6 sorulacak ve dosyasına dair her güncelleme ve AK tablosundaki son durum görülecek </text:p>
      <text:p text:style-name="P7"/>
      <text:p text:style-name="P7">Ekran- <text:span text:style-name="T5">R8</text:span></text:p>
      <text:p text:style-name="P4"><text:span text:style-name="T5">Raporlama : </text:span>Aktif/Pasif öğrenci sorgulama</text:p>
      <text:p text:style-name="P4">AK-44 alanı aktif veya pasif olanların ayrı ayrı görülebileceği ekran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21:25:46.940000000</meta:creation-date>
    <dc:date>2022-11-29T10:36:55.799000000</dc:date>
    <meta:editing-duration>PT17H16M40S</meta:editing-duration>
    <meta:editing-cycles>8</meta:editing-cycles>
    <meta:generator>LibreOffice/7.4.0.3$Windows_X86_64 LibreOffice_project/f85e47c08ddd19c015c0114a68350214f7066f5a</meta:generator>
    <meta:print-date>2022-11-29T10:36:50.644000000</meta:print-date>
    <meta:document-statistic meta:table-count="0" meta:image-count="0" meta:object-count="0" meta:page-count="3" meta:paragraph-count="92" meta:word-count="468" meta:character-count="2964" meta:non-whitespace-character-count="2554"/>
  </office:meta>
</office:document-meta>
</file>